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1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1_5f_1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Default_5f_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2" style:family="graphic" style:parent-style-name="Default_5f_1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" style:family="graphic" style:parent-style-name="Default_5f_1_5f_3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Default_5f_1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5" style:family="graphic" style:parent-style-name="Default_5f_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6" style:family="graphic" style:parent-style-name="Default_5f_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7" style:family="graphic" style:parent-style-name="Default_5f_1_5f_3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8" style:family="graphic" style:parent-style-name="Default_5f_1_5f_3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9" style:family="graphic" style:parent-style-name="Default_5f_1_5f_3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20" style:family="graphic" style:parent-style-name="Default_5f_1_5f_3">
      <style:graphic-properties draw:stroke="none" svg:stroke-color="#000000" draw:fill="none" draw:fill-color="#ffffff" fo:min-height="1.401cm"/>
    </style:style>
    <style:style style:name="gr21" style:family="graphic" style:parent-style-name="Default_5f_1_5f_2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2" style:family="graphic" style:parent-style-name="Default_5f_1_5f_2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3" style:family="graphic" style:parent-style-name="Default_5f_1_5f_2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4" style:family="graphic" style:parent-style-name="Default_5f_1_5f_2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5" style:family="graphic" style:parent-style-name="Default_5f_1_5f_2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6" style:family="graphic" style:parent-style-name="Default_5f_1_5f_2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7" style:family="graphic" style:parent-style-name="Default_5f_1_5f_2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28" style:family="graphic" style:parent-style-name="Default_5f_1_5f_2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29" style:family="graphic" style:parent-style-name="Default_5f_1_5f_2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30" style:family="graphic" style:parent-style-name="Default_5f_1_5f_2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31" style:family="graphic" style:parent-style-name="Default_5f_1_5f_2_5f_1">
      <style:graphic-properties draw:stroke="none" svg:stroke-color="#000000" draw:fill="none" draw:fill-color="#ffffff" fo:min-height="1.401cm"/>
    </style:style>
    <style:style style:name="gr32" style:family="graphic" style:parent-style-name="Default_5f_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33" style:family="graphic" style:parent-style-name="Default_5f_1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4" style:family="graphic" style:parent-style-name="Default_5f_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5" style:family="graphic" style:parent-style-name="Default_5f_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36" style:family="graphic" style:parent-style-name="Default_5f_1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7" style:family="graphic" style:parent-style-name="Default_5f_1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38" style:family="graphic" style:parent-style-name="Default_5f_1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39" style:family="graphic" style:parent-style-name="Default_5f_1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40" style:family="graphic" style:parent-style-name="Default_5f_1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41" style:family="graphic" style:parent-style-name="Default_5f_1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42" style:family="graphic" style:parent-style-name="Default_5f_1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43" style:family="graphic" style:parent-style-name="Default_5f_1_5f_2">
      <style:graphic-properties draw:stroke="none" svg:stroke-color="#000000" draw:fill="none" draw:fill-color="#ffffff" fo:min-height="1.401cm"/>
    </style:style>
    <style:style style:name="gr44" style:family="graphic" style:parent-style-name="Default_5f_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5" style:family="graphic" style:parent-style-name="Default_5f_1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46" style:family="graphic" style:parent-style-name="Default_5f_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7" style:family="graphic" style:parent-style-name="Default_5f_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48" style:family="graphic" style:parent-style-name="Default_5f_1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9" style:family="graphic" style:parent-style-name="Default_5f_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50" style:family="graphic" style:parent-style-name="Default_5f_1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51" style:family="graphic" style:parent-style-name="Default_5f_1_5f_4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52" style:family="graphic" style:parent-style-name="Default_5f_1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53" style:family="graphic" style:parent-style-name="Default_5f_1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54" style:family="graphic" style:parent-style-name="Default_5f_1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55" style:family="graphic" style:parent-style-name="Default_5f_1_5f_4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56" style:family="graphic" style:parent-style-name="Default_5f_1_5f_4">
      <style:graphic-properties draw:stroke="none" svg:stroke-color="#000000" draw:fill="none" draw:fill-color="#ffffff" fo:min-height="1.401cm"/>
    </style:style>
    <style:style style:name="gr57" style:family="graphic" style:parent-style-name="Default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8" style:family="graphic" style:parent-style-name="Default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9" style:family="graphic" style:parent-style-name="Default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60" style:family="graphic" style:parent-style-name="Default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1" style:family="graphic" style:parent-style-name="Default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62" style:family="graphic" style:parent-style-name="Default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63" style:family="graphic" style:parent-style-name="Default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64" style:family="graphic" style:parent-style-name="Default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65" style:family="graphic" style:parent-style-name="Default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66" style:family="graphic" style:parent-style-name="Default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67" style:family="graphic" style:parent-style-name="Default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68" style:family="graphic" style:parent-style-name="Default_5f_1">
      <style:graphic-properties draw:stroke="none" draw:fill="none" draw:textarea-horizontal-align="left" draw:auto-grow-width="true" fo:min-height="0.81cm" fo:min-width="5.124cm" fo:padding-top="0cm" fo:padding-bottom="0cm" fo:padding-left="0cm" fo:padding-right="0cm"/>
    </style:style>
    <style:style style:name="gr69" style:family="graphic" style:parent-style-name="Default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70" style:family="graphic" style:parent-style-name="Default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71" style:family="graphic" style:parent-style-name="Default_5f_1">
      <style:graphic-properties draw:stroke="none" svg:stroke-color="#000000" draw:fill="none" draw:fill-color="#ffffff" fo:min-height="1.401cm"/>
    </style:style>
    <style:style style:name="gr72" style:family="graphic" style:parent-style-name="Default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73" style:family="graphic" style:parent-style-name="Default_5f_1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74" style:family="graphic" style:parent-style-name="Default_5f_1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75" style:family="graphic" style:parent-style-name="Default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5" style:family="paragraph">
      <loext:graphic-properties draw:fill="solid" draw:fill-color="#000000" draw:opacity="25%"/>
      <style:text-properties fo:font-weight="bold"/>
    </style:style>
    <style:style style:name="P6" style:family="paragraph">
      <loext:graphic-properties draw:fill="gradient" draw:fill-gradient-name="svggradient0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loext:graphic-properties draw:fill="solid" draw:fill-color="#000000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solid" draw:fill-color="#ffffff"/>
      <style:text-properties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size="18pt" fo:font-weight="bold"/>
    </style:style>
    <style:style style:name="P14" style:family="paragraph">
      <loext:graphic-properties draw:fill="solid" draw:fill-color="#000000" draw:opacity="25%"/>
      <style:text-properties style:font-name="Liberation Sans1"/>
    </style:style>
    <style:style style:name="P15" style:family="paragraph">
      <loext:graphic-properties draw:fill="gradient" draw:fill-gradient-name="svggradient0"/>
      <style:text-properties style:font-name="Liberation Sans1"/>
    </style:style>
    <style:style style:name="P16" style:family="paragraph">
      <loext:graphic-properties draw:fill="none"/>
      <style:text-properties style:font-name="Liberation Sans1"/>
    </style:style>
    <style:style style:name="P17" style:family="paragraph">
      <loext:graphic-properties draw:fill="solid" draw:fill-color="#000000"/>
      <style:text-properties style:font-name="Liberation Sans1" fo:font-weight="bold"/>
    </style:style>
    <style:style style:name="P18" style:family="paragraph">
      <loext:graphic-properties draw:fill="solid" draw:fill-color="#000000"/>
      <style:text-properties style:font-name="Liberation Sans1"/>
    </style:style>
    <style:style style:name="P19" style:family="paragraph">
      <loext:graphic-properties draw:fill="solid" draw:fill-color="#000000" draw:opacity="25%"/>
      <style:text-properties style:font-name="Liberation Sans1" fo:font-weight="bold"/>
    </style:style>
    <style:style style:name="P20" style:family="paragraph">
      <loext:graphic-properties draw:fill="gradient" draw:fill-gradient-name="svggradient0"/>
      <style:text-properties style:font-name="Liberation Sans1" fo:font-weight="bold"/>
    </style:style>
    <style:style style:name="P21" style:family="paragraph">
      <loext:graphic-properties draw:fill="solid" draw:fill-color="#ffffff"/>
      <style:text-properties style:font-name="Liberation Sans1" fo:font-weight="bold"/>
    </style:style>
    <style:style style:name="P22" style:family="paragraph">
      <loext:graphic-properties draw:fill="none"/>
      <style:text-properties style:font-name="Liberation Sans1" fo:font-weight="bold"/>
    </style:style>
    <style:style style:name="P23" style:family="paragraph">
      <style:paragraph-properties fo:text-align="center"/>
      <style:text-properties style:font-name="Liberation Sans1"/>
    </style:style>
    <style:style style:name="P24" style:family="paragraph">
      <loext:graphic-properties draw:fill="none"/>
      <style:paragraph-properties fo:text-align="center"/>
      <style:text-properties style:font-name="Liberation Sans1" fo:font-weight="bold"/>
    </style:style>
    <style:style style:name="P25" style:family="paragraph">
      <loext:graphic-properties draw:fill="none" draw:fill-color="#ffffff"/>
      <style:paragraph-properties fo:text-align="center"/>
      <style:text-properties style:font-name="Liberation Sans1" fo:font-size="24pt" fo:font-weight="bold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fo:color="#000000" style:font-name="Liberation Sans1" fo:font-size="16pt" fo:font-style="normal" fo:font-weight="bold"/>
    </style:style>
    <style:style style:name="T3" style:family="text">
      <style:text-properties fo:font-variant="normal" fo:text-transform="none" fo:color="#000000" style:font-name="Helvetica" fo:font-size="16pt" fo:font-style="normal" fo:font-weight="bold"/>
    </style:style>
    <style:style style:name="T4" style:family="text">
      <style:text-properties fo:font-variant="normal" fo:text-transform="none" fo:color="#000000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2" draw:style-name="dp1" draw:master-page-name="Default">
        <draw:path draw:style-name="gr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" draw:text-style-name="P7" draw:layer="layout" svg:width="4.762cm" svg:height="0.9cm" svg:x="0.723cm" svg:y="25.382cm" svg:viewBox="0 0 4763 901" svg:d="M0 0c0 1201 4763 1201 4763 0">
          <text:p/>
        </draw:path>
        <draw:path draw:style-name="gr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" draw:text-style-name="P7" draw:layer="layout" svg:width="4.762cm" svg:height="0.9cm" svg:x="0.37cm" svg:y="25.03cm" svg:viewBox="0 0 4763 901" svg:d="M0 0c0 1201 4763 1201 4763 0">
          <text:p/>
        </draw:path>
        <draw:path draw:style-name="gr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" draw:text-style-name="P7" draw:layer="layout" svg:width="4.762cm" svg:height="0.9cm" svg:x="0.018cm" svg:y="24.677cm" svg:viewBox="0 0 4763 901" svg:d="M0 0c0 1201 4763 1201 4763 0">
          <text:p/>
        </draw:path>
        <draw:path draw:style-name="gr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7" draw:text-style-name="P7" draw:layer="layout" svg:x1="4.046cm" svg:y1="23.279cm" svg:x2="10.287cm" svg:y2="11.294cm">
          <text:p/>
        </draw:line>
        <draw:polygon draw:style-name="gr8" draw:text-style-name="P8" draw:layer="layout" svg:width="0.187cm" svg:height="0.257cm" svg:x="3.96cm" svg:y="23.185cm" svg:viewBox="0 0 188 258" draw:points="0,258 41,0 86,93 188,76">
          <text:p/>
        </draw:polygon>
        <draw:polygon draw:style-name="gr8" draw:text-style-name="P8" draw:layer="layout" svg:width="0.187cm" svg:height="0.257cm" svg:x="10.184cm" svg:y="11.13cm" svg:viewBox="0 0 188 258" draw:points="188,0 147,258 102,165 0,182">
          <text:p/>
        </draw:polygon>
        <draw:frame draw:style-name="gr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3">Database</text:span></text:p>
          </draw:text-box>
        </draw:frame>
        <draw:frame draw:style-name="gr10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3" draw:style-name="dp1" draw:master-page-name="Default">
        <draw:path draw:style-name="gr1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1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1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2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1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723cm" svg:y="25.382cm" svg:viewBox="0 0 4763 901" svg:d="M0 0c0 1201 4763 1201 4763 0">
          <text:p/>
        </draw:path>
        <draw:path draw:style-name="gr11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37cm" svg:y="25.03cm" svg:viewBox="0 0 4763 901" svg:d="M0 0c0 1201 4763 1201 4763 0">
          <text:p/>
        </draw:path>
        <draw:path draw:style-name="gr11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2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4" draw:text-style-name="P7" draw:layer="layout" svg:width="4.762cm" svg:height="0.9cm" svg:x="0.018cm" svg:y="24.677cm" svg:viewBox="0 0 4763 901" svg:d="M0 0c0 1201 4763 1201 4763 0">
          <text:p/>
        </draw:path>
        <draw:path draw:style-name="gr1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5" draw:text-style-name="P11" draw:layer="layout" svg:x1="40.13cm" svg:y1="3.263cm" svg:x2="40.095cm" svg:y2="8.719cm">
          <text:p/>
        </draw:line>
        <draw:polygon draw:style-name="gr16" draw:text-style-name="P12" draw:layer="layout" svg:width="0.164cm" svg:height="0.247cm" svg:x="40.013cm" svg:y="8.656cm" svg:viewBox="0 0 165 248" draw:points="81,248 0,0 82,62 165,1">
          <text:p/>
        </draw:polygon>
        <draw:line draw:style-name="gr15" draw:text-style-name="P7" draw:layer="layout" svg:x1="4.046cm" svg:y1="23.279cm" svg:x2="10.287cm" svg:y2="11.294cm">
          <text:p/>
        </draw:line>
        <draw:polygon draw:style-name="gr16" draw:text-style-name="P8" draw:layer="layout" svg:width="0.187cm" svg:height="0.257cm" svg:x="3.96cm" svg:y="23.185cm" svg:viewBox="0 0 188 258" draw:points="0,258 41,0 86,93 188,76">
          <text:p/>
        </draw:polygon>
        <draw:polygon draw:style-name="gr16" draw:text-style-name="P8" draw:layer="layout" svg:width="0.187cm" svg:height="0.257cm" svg:x="10.184cm" svg:y="11.13cm" svg:viewBox="0 0 188 258" draw:points="188,0 147,258 102,165 0,182">
          <text:p/>
        </draw:polygon>
        <draw:frame draw:style-name="gr17" draw:text-style-name="P13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18" draw:text-style-name="P13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19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3">Database</text:span></text:p>
          </draw:text-box>
        </draw:frame>
        <draw:frame draw:style-name="gr20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4" draw:style-name="dp1" draw:master-page-name="Default">
        <draw:path draw:style-name="gr2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2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23" draw:text-style-name="P11" draw:layer="layout" svg:x1="25.065cm" svg:y1="3.982cm" svg:x2="25.065cm" svg:y2="8.613cm">
          <text:p/>
        </draw:line>
        <draw:polygon draw:style-name="gr24" draw:text-style-name="P8" draw:layer="layout" svg:width="0.164cm" svg:height="0.247cm" svg:x="26.018cm" svg:y="2.63cm" svg:viewBox="0 0 165 248" draw:points="83,0 165,248 83,186 0,248">
          <text:p/>
        </draw:polygon>
        <draw:polygon draw:style-name="gr24" draw:text-style-name="P12" draw:layer="layout" svg:width="0.164cm" svg:height="0.247cm" svg:x="24.983cm" svg:y="8.551cm" svg:viewBox="0 0 165 248" draw:points="83,248 0,0 83,62 165,0">
          <text:p/>
        </draw:polygon>
        <draw:path draw:style-name="gr21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22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21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25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21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22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21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723cm" svg:y="25.382cm" svg:viewBox="0 0 4763 901" svg:d="M0 0c0 1201 4763 1201 4763 0">
          <text:p/>
        </draw:path>
        <draw:path draw:style-name="gr21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37cm" svg:y="25.03cm" svg:viewBox="0 0 4763 901" svg:d="M0 0c0 1201 4763 1201 4763 0">
          <text:p/>
        </draw:path>
        <draw:path draw:style-name="gr21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22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018cm" svg:y="24.677cm" svg:viewBox="0 0 4763 901" svg:d="M0 0c0 1201 4763 1201 4763 0">
          <text:p/>
        </draw:path>
        <draw:path draw:style-name="gr2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23" draw:text-style-name="P11" draw:layer="layout" svg:x1="40.13cm" svg:y1="3.263cm" svg:x2="40.095cm" svg:y2="8.719cm">
          <text:p/>
        </draw:line>
        <draw:polygon draw:style-name="gr24" draw:text-style-name="P12" draw:layer="layout" svg:width="0.164cm" svg:height="0.247cm" svg:x="40.013cm" svg:y="8.656cm" svg:viewBox="0 0 165 248" draw:points="81,248 0,0 82,62 165,1">
          <text:p/>
        </draw:polygon>
        <draw:line draw:style-name="gr23" draw:text-style-name="P7" draw:layer="layout" svg:x1="4.046cm" svg:y1="23.279cm" svg:x2="10.287cm" svg:y2="11.294cm">
          <text:p/>
        </draw:line>
        <draw:polygon draw:style-name="gr24" draw:text-style-name="P8" draw:layer="layout" svg:width="0.187cm" svg:height="0.257cm" svg:x="3.96cm" svg:y="23.185cm" svg:viewBox="0 0 188 258" draw:points="0,258 41,0 86,93 188,76">
          <text:p/>
        </draw:polygon>
        <draw:polygon draw:style-name="gr24" draw:text-style-name="P8" draw:layer="layout" svg:width="0.187cm" svg:height="0.257cm" svg:x="10.184cm" svg:y="11.13cm" svg:viewBox="0 0 188 258" draw:points="188,0 147,258 102,165 0,182">
          <text:p/>
        </draw:polygon>
        <draw:frame draw:style-name="gr27" draw:text-style-name="P9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28" draw:text-style-name="P9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29" draw:text-style-name="P9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30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3">Database</text:span></text:p>
          </draw:text-box>
        </draw:frame>
        <draw:frame draw:style-name="gr31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5" draw:style-name="dp1" draw:master-page-name="Default">
        <draw:path draw:style-name="gr32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32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34" draw:text-style-name="P11" draw:layer="layout" svg:x1="25.065cm" svg:y1="3.982cm" svg:x2="25.065cm" svg:y2="8.613cm">
          <text:p/>
        </draw:line>
        <draw:polygon draw:style-name="gr35" draw:text-style-name="P8" draw:layer="layout" svg:width="0.164cm" svg:height="0.247cm" svg:x="26.018cm" svg:y="2.63cm" svg:viewBox="0 0 165 248" draw:points="83,0 165,248 83,186 0,248">
          <text:p/>
        </draw:polygon>
        <draw:polygon draw:style-name="gr35" draw:text-style-name="P12" draw:layer="layout" svg:width="0.164cm" svg:height="0.247cm" svg:x="24.983cm" svg:y="8.551cm" svg:viewBox="0 0 165 248" draw:points="83,248 0,0 83,62 165,0">
          <text:p/>
        </draw:polygon>
        <draw:path draw:style-name="gr32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33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32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33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32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36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32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33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32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723cm" svg:y="25.382cm" svg:viewBox="0 0 4763 901" svg:d="M0 0c0 1201 4763 1201 4763 0">
          <text:p/>
        </draw:path>
        <draw:path draw:style-name="gr32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37cm" svg:y="25.03cm" svg:viewBox="0 0 4763 901" svg:d="M0 0c0 1201 4763 1201 4763 0">
          <text:p/>
        </draw:path>
        <draw:path draw:style-name="gr32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33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37" draw:text-style-name="P7" draw:layer="layout" svg:width="4.762cm" svg:height="0.9cm" svg:x="0.018cm" svg:y="24.677cm" svg:viewBox="0 0 4763 901" svg:d="M0 0c0 1201 4763 1201 4763 0">
          <text:p/>
        </draw:path>
        <draw:line draw:style-name="gr34" draw:text-style-name="P11" draw:layer="layout" svg:x1="10.418cm" svg:y1="3.982cm" svg:x2="10.391cm" svg:y2="8.614cm">
          <text:p/>
        </draw:line>
        <draw:polygon draw:style-name="gr35" draw:text-style-name="P8" draw:layer="layout" svg:width="0.164cm" svg:height="0.247cm" svg:x="10.334cm" svg:y="3.797cm" svg:viewBox="0 0 165 248" draw:points="84,0 165,248 83,186 0,247">
          <text:p/>
        </draw:polygon>
        <draw:polygon draw:style-name="gr35" draw:text-style-name="P12" draw:layer="layout" svg:width="0.165cm" svg:height="0.247cm" svg:x="10.309cm" svg:y="8.55cm" svg:viewBox="0 0 166 248" draw:points="82,248 0,0 83,62 166,1">
          <text:p/>
        </draw:polygon>
        <draw:path draw:style-name="gr32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33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34" draw:text-style-name="P11" draw:layer="layout" svg:x1="40.13cm" svg:y1="3.263cm" svg:x2="40.095cm" svg:y2="8.719cm">
          <text:p/>
        </draw:line>
        <draw:polygon draw:style-name="gr35" draw:text-style-name="P12" draw:layer="layout" svg:width="0.164cm" svg:height="0.247cm" svg:x="40.013cm" svg:y="8.656cm" svg:viewBox="0 0 165 248" draw:points="81,248 0,0 82,62 165,1">
          <text:p/>
        </draw:polygon>
        <draw:line draw:style-name="gr34" draw:text-style-name="P7" draw:layer="layout" svg:x1="4.046cm" svg:y1="23.279cm" svg:x2="10.287cm" svg:y2="11.294cm">
          <text:p/>
        </draw:line>
        <draw:polygon draw:style-name="gr35" draw:text-style-name="P8" draw:layer="layout" svg:width="0.187cm" svg:height="0.257cm" svg:x="3.96cm" svg:y="23.185cm" svg:viewBox="0 0 188 258" draw:points="0,258 41,0 86,93 188,76">
          <text:p/>
        </draw:polygon>
        <draw:polygon draw:style-name="gr35" draw:text-style-name="P8" draw:layer="layout" svg:width="0.187cm" svg:height="0.257cm" svg:x="10.184cm" svg:y="11.13cm" svg:viewBox="0 0 188 258" draw:points="188,0 147,258 102,165 0,182">
          <text:p/>
        </draw:polygon>
        <draw:frame draw:style-name="gr38" draw:text-style-name="P13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39" draw:text-style-name="P13" draw:layer="layout" svg:width="5.996cm" svg:height="1.619cm" svg:x="7.654cm" svg:y="1.802cm">
          <draw:text-box>
            <text:p text:style-name="P3"><text:span text:style-name="T3">Horizon,</text:span></text:p>
            <text:p text:style-name="P3"><text:span text:style-name="T3">Monitoring </text:span><text:span text:style-name="T3">Dashboard</text:span></text:p>
          </draw:text-box>
        </draw:frame>
        <draw:frame draw:style-name="gr40" draw:text-style-name="P13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41" draw:text-style-name="P13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42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43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6" draw:style-name="dp1" draw:master-page-name="Default">
        <draw:path draw:style-name="gr4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4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46" draw:text-style-name="P11" draw:layer="layout" svg:x1="25.065cm" svg:y1="3.982cm" svg:x2="25.065cm" svg:y2="8.613cm">
          <text:p/>
        </draw:line>
        <draw:polygon draw:style-name="gr47" draw:text-style-name="P8" draw:layer="layout" svg:width="0.164cm" svg:height="0.247cm" svg:x="26.018cm" svg:y="2.63cm" svg:viewBox="0 0 165 248" draw:points="83,0 165,248 83,186 0,248">
          <text:p/>
        </draw:polygon>
        <draw:polygon draw:style-name="gr47" draw:text-style-name="P12" draw:layer="layout" svg:width="0.164cm" svg:height="0.247cm" svg:x="24.983cm" svg:y="8.551cm" svg:viewBox="0 0 165 248" draw:points="83,248 0,0 83,62 165,0">
          <text:p/>
        </draw:polygon>
        <draw:path draw:style-name="gr4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4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4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4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4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723cm" svg:y="25.382cm" svg:viewBox="0 0 4763 901" svg:d="M0 0c0 1201 4763 1201 4763 0">
          <text:p/>
        </draw:path>
        <draw:path draw:style-name="gr4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37cm" svg:y="25.03cm" svg:viewBox="0 0 4763 901" svg:d="M0 0c0 1201 4763 1201 4763 0">
          <text:p/>
        </draw:path>
        <draw:path draw:style-name="gr4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4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49" draw:text-style-name="P7" draw:layer="layout" svg:width="4.762cm" svg:height="0.9cm" svg:x="0.018cm" svg:y="24.677cm" svg:viewBox="0 0 4763 901" svg:d="M0 0c0 1201 4763 1201 4763 0">
          <text:p/>
        </draw:path>
        <draw:path draw:style-name="gr4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4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4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46" draw:text-style-name="P11" draw:layer="layout" svg:x1="10.418cm" svg:y1="3.982cm" svg:x2="10.391cm" svg:y2="8.614cm">
          <text:p/>
        </draw:line>
        <draw:polygon draw:style-name="gr47" draw:text-style-name="P8" draw:layer="layout" svg:width="0.164cm" svg:height="0.247cm" svg:x="10.334cm" svg:y="3.797cm" svg:viewBox="0 0 165 248" draw:points="84,0 165,248 83,186 0,247">
          <text:p/>
        </draw:polygon>
        <draw:polygon draw:style-name="gr47" draw:text-style-name="P12" draw:layer="layout" svg:width="0.165cm" svg:height="0.247cm" svg:x="10.309cm" svg:y="8.55cm" svg:viewBox="0 0 166 248" draw:points="82,248 0,0 83,62 166,1">
          <text:p/>
        </draw:polygon>
        <draw:path draw:style-name="gr4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46" draw:text-style-name="P11" draw:layer="layout" svg:x1="40.13cm" svg:y1="3.263cm" svg:x2="40.095cm" svg:y2="8.719cm">
          <text:p/>
        </draw:line>
        <draw:polygon draw:style-name="gr47" draw:text-style-name="P12" draw:layer="layout" svg:width="0.164cm" svg:height="0.247cm" svg:x="40.013cm" svg:y="8.656cm" svg:viewBox="0 0 165 248" draw:points="81,248 0,0 82,62 165,1">
          <text:p/>
        </draw:polygon>
        <draw:line draw:style-name="gr46" draw:text-style-name="P7" draw:layer="layout" svg:x1="4.046cm" svg:y1="23.279cm" svg:x2="10.287cm" svg:y2="11.294cm">
          <text:p/>
        </draw:line>
        <draw:polygon draw:style-name="gr47" draw:text-style-name="P8" draw:layer="layout" svg:width="0.187cm" svg:height="0.257cm" svg:x="3.96cm" svg:y="23.185cm" svg:viewBox="0 0 188 258" draw:points="0,258 41,0 86,93 188,76">
          <text:p/>
        </draw:polygon>
        <draw:polygon draw:style-name="gr47" draw:text-style-name="P8" draw:layer="layout" svg:width="0.187cm" svg:height="0.257cm" svg:x="10.184cm" svg:y="11.13cm" svg:viewBox="0 0 188 258" draw:points="188,0 147,258 102,165 0,182">
          <text:p/>
        </draw:polygon>
        <draw:line draw:style-name="gr46" draw:text-style-name="P7" draw:layer="layout" svg:x1="25.065cm" svg:y1="13.516cm" svg:x2="25.065cm" svg:y2="11.178cm">
          <text:p/>
        </draw:line>
        <draw:polygon draw:style-name="gr47" draw:text-style-name="P8" draw:layer="layout" svg:width="0.164cm" svg:height="0.247cm" svg:x="24.983cm" svg:y="13.454cm" svg:viewBox="0 0 165 248" draw:points="83,248 0,0 83,62 165,0">
          <text:p/>
        </draw:polygon>
        <draw:polygon draw:style-name="gr47" draw:text-style-name="P12" draw:layer="layout" svg:width="0.164cm" svg:height="0.247cm" svg:x="24.983cm" svg:y="10.993cm" svg:viewBox="0 0 165 248" draw:points="83,0 165,248 83,186 0,248">
          <text:p/>
        </draw:polygon>
        <draw:frame draw:style-name="gr50" draw:text-style-name="P9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51" draw:text-style-name="P9" draw:layer="layout" svg:width="5.996cm" svg:height="1.619cm" svg:x="7.654cm" svg:y="1.802cm">
          <draw:text-box>
            <text:p text:style-name="P3"><text:span text:style-name="T3">Horizon,</text:span></text:p>
            <text:p text:style-name="P3"><text:span text:style-name="T3">Monitoring </text:span><text:span text:style-name="T3">Dashboard</text:span></text:p>
          </draw:text-box>
        </draw:frame>
        <draw:frame draw:style-name="gr52" draw:text-style-name="P9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53" draw:text-style-name="P9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54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3">Database</text:span></text:p>
          </draw:text-box>
        </draw:frame>
        <draw:frame draw:style-name="gr55" draw:text-style-name="P9" draw:layer="layout" svg:width="4.295cm" svg:height="1.619cm" svg:x="22.996cm" svg:y="14.079cm">
          <draw:text-box>
            <text:p text:style-name="P3"><text:span text:style-name="T3">Message Queue</text:span></text:p>
            <text:p text:style-name="P3"><text:span text:style-name="T3">&lt;&lt;Kafka&gt;&gt;</text:span></text:p>
          </draw:text-box>
        </draw:frame>
        <draw:frame draw:style-name="gr56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7" draw:style-name="dp1" draw:master-page-name="Default">
        <draw:path draw:style-name="gr57" draw:text-style-name="P14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4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6" draw:layer="layout" svg:x1="25.065cm" svg:y1="3.982cm" svg:x2="25.065cm" svg:y2="8.613cm">
          <text:p/>
        </draw:line>
        <draw:polygon draw:style-name="gr60" draw:text-style-name="P17" draw:layer="layout" svg:width="0.164cm" svg:height="0.247cm" svg:x="26.018cm" svg:y="2.63cm" svg:viewBox="0 0 165 248" draw:points="83,0 165,248 83,186 0,248">
          <text:p/>
        </draw:polygon>
        <draw:polygon draw:style-name="gr60" draw:text-style-name="P18" draw:layer="layout" svg:width="0.164cm" svg:height="0.247cm" svg:x="24.983cm" svg:y="8.551cm" svg:viewBox="0 0 165 248" draw:points="83,248 0,0 83,62 165,0">
          <text:p/>
        </draw:polygon>
        <draw:path draw:style-name="gr57" draw:text-style-name="P19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21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19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20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19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20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723cm" svg:y="25.382cm" svg:viewBox="0 0 4763 901" svg:d="M0 0c0 1201 4763 1201 4763 0">
          <text:p/>
        </draw:path>
        <draw:path draw:style-name="gr57" draw:text-style-name="P19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20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37cm" svg:y="25.03cm" svg:viewBox="0 0 4763 901" svg:d="M0 0c0 1201 4763 1201 4763 0">
          <text:p/>
        </draw:path>
        <draw:path draw:style-name="gr57" draw:text-style-name="P19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20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018cm" svg:y="24.677cm" svg:viewBox="0 0 4763 901" svg:d="M0 0c0 1201 4763 1201 4763 0">
          <text:p/>
        </draw:path>
        <draw:path draw:style-name="gr57" draw:text-style-name="P19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6" draw:layer="layout" svg:x1="10.418cm" svg:y1="3.982cm" svg:x2="10.391cm" svg:y2="8.614cm">
          <text:p/>
        </draw:line>
        <draw:polygon draw:style-name="gr60" draw:text-style-name="P17" draw:layer="layout" svg:width="0.164cm" svg:height="0.247cm" svg:x="10.334cm" svg:y="3.797cm" svg:viewBox="0 0 165 248" draw:points="84,0 165,248 83,186 0,247">
          <text:p/>
        </draw:polygon>
        <draw:polygon draw:style-name="gr60" draw:text-style-name="P18" draw:layer="layout" svg:width="0.165cm" svg:height="0.247cm" svg:x="10.309cm" svg:y="8.55cm" svg:viewBox="0 0 166 248" draw:points="82,248 0,0 83,62 166,1">
          <text:p/>
        </draw:polygon>
        <draw:path draw:style-name="gr57" draw:text-style-name="P14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6" draw:layer="layout" svg:x1="40.13cm" svg:y1="3.263cm" svg:x2="40.095cm" svg:y2="8.719cm">
          <text:p/>
        </draw:line>
        <draw:polygon draw:style-name="gr60" draw:text-style-name="P18" draw:layer="layout" svg:width="0.164cm" svg:height="0.247cm" svg:x="40.013cm" svg:y="8.656cm" svg:viewBox="0 0 165 248" draw:points="81,248 0,0 82,62 165,1">
          <text:p/>
        </draw:polygon>
        <draw:line draw:style-name="gr59" draw:text-style-name="P22" draw:layer="layout" svg:x1="4.046cm" svg:y1="23.279cm" svg:x2="10.287cm" svg:y2="11.294cm">
          <text:p/>
        </draw:line>
        <draw:polygon draw:style-name="gr60" draw:text-style-name="P17" draw:layer="layout" svg:width="0.187cm" svg:height="0.257cm" svg:x="3.96cm" svg:y="23.185cm" svg:viewBox="0 0 188 258" draw:points="0,258 41,0 86,93 188,76">
          <text:p/>
        </draw:polygon>
        <draw:polygon draw:style-name="gr60" draw:text-style-name="P17" draw:layer="layout" svg:width="0.187cm" svg:height="0.257cm" svg:x="10.184cm" svg:y="11.13cm" svg:viewBox="0 0 188 258" draw:points="188,0 147,258 102,165 0,182">
          <text:p/>
        </draw:polygon>
        <draw:line draw:style-name="gr59" draw:text-style-name="P22" draw:layer="layout" svg:x1="25.065cm" svg:y1="13.516cm" svg:x2="25.065cm" svg:y2="11.178cm">
          <text:p/>
        </draw:line>
        <draw:polygon draw:style-name="gr60" draw:text-style-name="P17" draw:layer="layout" svg:width="0.164cm" svg:height="0.247cm" svg:x="24.983cm" svg:y="13.454cm" svg:viewBox="0 0 165 248" draw:points="83,248 0,0 83,62 165,0">
          <text:p/>
        </draw:polygon>
        <draw:polygon draw:style-name="gr60" draw:text-style-name="P18" draw:layer="layout" svg:width="0.164cm" svg:height="0.247cm" svg:x="24.983cm" svg:y="10.993cm" svg:viewBox="0 0 165 248" draw:points="83,0 165,248 83,186 0,248">
          <text:p/>
        </draw:polygon>
        <draw:line draw:style-name="gr63" draw:text-style-name="P22" draw:layer="layout" svg:x1="21.82cm" svg:y1="15.811cm" svg:x2="9.723cm" svg:y2="19.254cm">
          <text:p/>
        </draw:line>
        <draw:line draw:style-name="gr59" draw:text-style-name="P22" draw:layer="layout" svg:x1="4.78cm" svg:y1="24.823cm" svg:x2="9.322cm" svg:y2="21.734cm">
          <text:p/>
        </draw:line>
        <draw:polygon draw:style-name="gr60" draw:text-style-name="P17" draw:layer="layout" svg:width="0.251cm" svg:height="0.207cm" svg:x="9.224cm" svg:y="21.63cm" svg:viewBox="0 0 252 208" draw:points="252,0 93,208 98,105 0,71">
          <text:p/>
        </draw:polygon>
        <draw:frame draw:style-name="gr64" draw:text-style-name="P24" draw:layer="layout" svg:width="5.565cm" svg:height="0.81cm" svg:x="23.451cm" svg:y="2.349cm">
          <draw:text-box>
            <text:p text:style-name="P23"><text:span text:style-name="T4">Monasca Client </text:span><text:span text:style-name="T4">(CLI)</text:span></text:p>
          </draw:text-box>
        </draw:frame>
        <draw:frame draw:style-name="gr65" draw:text-style-name="P24" draw:layer="layout" svg:width="6.001cm" svg:height="1.619cm" svg:x="7.654cm" svg:y="1.802cm">
          <draw:text-box>
            <text:p text:style-name="P23"><text:span text:style-name="T4">Horizon,</text:span></text:p>
            <text:p text:style-name="P23"><text:span text:style-name="T4">Monitoring </text:span><text:span text:style-name="T4">Dashboard</text:span></text:p>
          </draw:text-box>
        </draw:frame>
        <draw:frame draw:style-name="gr66" draw:text-style-name="P24" draw:layer="layout" svg:width="3.66cm" svg:height="1.619cm" svg:x="38.532cm" svg:y="0.018cm">
          <draw:text-box>
            <text:p text:style-name="P23"><text:span text:style-name="T4">System being</text:span></text:p>
            <text:p text:style-name="P23"><text:span text:style-name="T4">monitored</text:span></text:p>
          </draw:text-box>
        </draw:frame>
        <draw:frame draw:style-name="gr67" draw:text-style-name="P24" draw:layer="layout" svg:width="4.159cm" svg:height="0.81cm" svg:x="38.207cm" svg:y="2.188cm">
          <draw:text-box>
            <text:p text:style-name="P23"><text:span text:style-name="T4">Monasca Agent</text:span></text:p>
          </draw:text-box>
        </draw:frame>
        <draw:frame draw:style-name="gr68" draw:text-style-name="P24" draw:layer="layout" svg:width="5.124cm" svg:height="0.81cm" svg:x="7.233cm" svg:y="20.169cm">
          <draw:text-box>
            <text:p text:style-name="P23"><text:span text:style-name="T4">Notification Engine</text:span></text:p>
          </draw:text-box>
        </draw:frame>
        <draw:frame draw:style-name="gr69" draw:text-style-name="P24" draw:layer="layout" svg:width="3.685cm" svg:height="1.619cm" svg:x="0.722cm" svg:y="26.258cm">
          <draw:text-box>
            <text:p text:style-name="P23"><text:span text:style-name="T4">Configuration</text:span></text:p>
            <text:p text:style-name="P23"><text:span text:style-name="T4">Database</text:span></text:p>
          </draw:text-box>
        </draw:frame>
        <draw:frame draw:style-name="gr70" draw:text-style-name="P24" draw:layer="layout" svg:width="4.295cm" svg:height="1.619cm" svg:x="22.996cm" svg:y="14.079cm">
          <draw:text-box>
            <text:p text:style-name="P23"><text:span text:style-name="T4">Message Queue</text:span></text:p>
            <text:p text:style-name="P23"><text:span text:style-name="T4">&lt;&lt;Kafka&gt;&gt;</text:span></text:p>
          </draw:text-box>
        </draw:frame>
        <draw:frame draw:style-name="gr71" draw:text-style-name="P25" draw:layer="layout" svg:width="16.637cm" svg:height="1.651cm" svg:x="16.747cm" svg:y="9.144cm">
          <draw:text-box>
            <text:p text:style-name="P23"><text:span text:style-name="T1">Monasca </text:span><text:span text:style-name="T1">API</text:span></text:p>
          </draw:text-box>
        </draw:frame>
      </draw:page>
      <draw:page draw:name="page8" draw:style-name="dp1" draw:master-page-name="Default">
        <draw:path draw:style-name="gr57" draw:text-style-name="P14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4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6" draw:layer="layout" svg:x1="25.065cm" svg:y1="3.982cm" svg:x2="25.065cm" svg:y2="8.613cm">
          <text:p/>
        </draw:line>
        <draw:polygon draw:style-name="gr60" draw:text-style-name="P17" draw:layer="layout" svg:width="0.164cm" svg:height="0.247cm" svg:x="26.018cm" svg:y="2.63cm" svg:viewBox="0 0 165 248" draw:points="83,0 165,248 83,186 0,248">
          <text:p/>
        </draw:polygon>
        <draw:polygon draw:style-name="gr60" draw:text-style-name="P18" draw:layer="layout" svg:width="0.164cm" svg:height="0.247cm" svg:x="24.983cm" svg:y="8.551cm" svg:viewBox="0 0 165 248" draw:points="83,248 0,0 83,62 165,0">
          <text:p/>
        </draw:polygon>
        <draw:path draw:style-name="gr57" draw:text-style-name="P19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21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19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20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19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22" draw:layer="layout" svg:width="4.762cm" svg:height="0.9cm" svg:x="0.018cm" svg:y="24.677cm" svg:viewBox="0 0 4763 901" svg:d="M0 0c0 1201 4763 1201 4763 0">
          <text:p/>
        </draw:path>
        <draw:path draw:style-name="gr57" draw:text-style-name="P19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19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20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6" draw:layer="layout" svg:x1="10.418cm" svg:y1="3.982cm" svg:x2="10.391cm" svg:y2="8.614cm">
          <text:p/>
        </draw:line>
        <draw:polygon draw:style-name="gr60" draw:text-style-name="P17" draw:layer="layout" svg:width="0.164cm" svg:height="0.247cm" svg:x="10.334cm" svg:y="3.797cm" svg:viewBox="0 0 165 248" draw:points="84,0 165,248 83,186 0,247">
          <text:p/>
        </draw:polygon>
        <draw:polygon draw:style-name="gr60" draw:text-style-name="P18" draw:layer="layout" svg:width="0.165cm" svg:height="0.247cm" svg:x="10.309cm" svg:y="8.55cm" svg:viewBox="0 0 166 248" draw:points="82,248 0,0 83,62 166,1">
          <text:p/>
        </draw:polygon>
        <draw:path draw:style-name="gr57" draw:text-style-name="P14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15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6" draw:layer="layout" svg:x1="40.13cm" svg:y1="3.263cm" svg:x2="40.095cm" svg:y2="8.719cm">
          <text:p/>
        </draw:line>
        <draw:polygon draw:style-name="gr60" draw:text-style-name="P18" draw:layer="layout" svg:width="0.164cm" svg:height="0.247cm" svg:x="40.013cm" svg:y="8.656cm" svg:viewBox="0 0 165 248" draw:points="81,248 0,0 82,62 165,1">
          <text:p/>
        </draw:polygon>
        <draw:line draw:style-name="gr59" draw:text-style-name="P22" draw:layer="layout" svg:x1="4.046cm" svg:y1="23.279cm" svg:x2="10.287cm" svg:y2="11.294cm">
          <text:p/>
        </draw:line>
        <draw:polygon draw:style-name="gr60" draw:text-style-name="P17" draw:layer="layout" svg:width="0.187cm" svg:height="0.257cm" svg:x="3.96cm" svg:y="23.185cm" svg:viewBox="0 0 188 258" draw:points="0,258 41,0 86,93 188,76">
          <text:p/>
        </draw:polygon>
        <draw:polygon draw:style-name="gr60" draw:text-style-name="P17" draw:layer="layout" svg:width="0.187cm" svg:height="0.257cm" svg:x="10.184cm" svg:y="11.13cm" svg:viewBox="0 0 188 258" draw:points="188,0 147,258 102,165 0,182">
          <text:p/>
        </draw:polygon>
        <draw:line draw:style-name="gr59" draw:text-style-name="P22" draw:layer="layout" svg:x1="25.065cm" svg:y1="13.516cm" svg:x2="25.065cm" svg:y2="11.178cm">
          <text:p/>
        </draw:line>
        <draw:polygon draw:style-name="gr60" draw:text-style-name="P17" draw:layer="layout" svg:width="0.164cm" svg:height="0.247cm" svg:x="24.983cm" svg:y="13.454cm" svg:viewBox="0 0 165 248" draw:points="83,248 0,0 83,62 165,0">
          <text:p/>
        </draw:polygon>
        <draw:polygon draw:style-name="gr60" draw:text-style-name="P18" draw:layer="layout" svg:width="0.164cm" svg:height="0.247cm" svg:x="24.983cm" svg:y="10.993cm" svg:viewBox="0 0 165 248" draw:points="83,0 165,248 83,186 0,248">
          <text:p/>
        </draw:polygon>
        <draw:line draw:style-name="gr63" draw:text-style-name="P22" draw:layer="layout" svg:x1="21.82cm" svg:y1="15.811cm" svg:x2="9.723cm" svg:y2="19.254cm">
          <text:p/>
        </draw:line>
        <draw:line draw:style-name="gr59" draw:text-style-name="P22" draw:layer="layout" svg:x1="23.678cm" svg:y1="16.187cm" svg:x2="20.502cm" svg:y2="19.162cm">
          <text:p/>
        </draw:line>
        <draw:polygon draw:style-name="gr60" draw:text-style-name="P17" draw:layer="layout" svg:width="0.236cm" svg:height="0.229cm" svg:x="23.575cm" svg:y="16.061cm" svg:viewBox="0 0 237 230" draw:points="237,0 113,230 102,127 0,109">
          <text:p/>
        </draw:polygon>
        <draw:polygon draw:style-name="gr60" draw:text-style-name="P17" draw:layer="layout" svg:width="0.236cm" svg:height="0.229cm" svg:x="20.367cm" svg:y="19.059cm" svg:viewBox="0 0 237 230" draw:points="0,230 124,0 136,103 237,120">
          <text:p/>
        </draw:polygon>
        <draw:line draw:style-name="gr59" draw:text-style-name="P22" draw:layer="layout" svg:x1="17.146cm" svg:y1="21.688cm" svg:x2="4.99cm" svg:y2="26.361cm">
          <text:p/>
        </draw:line>
        <draw:polygon draw:style-name="gr60" draw:text-style-name="P17" draw:layer="layout" svg:width="0.26cm" svg:height="0.165cm" svg:x="17.058cm" svg:y="21.622cm" svg:viewBox="0 0 261 166" draw:points="261,0 59,166 87,67 0,12">
          <text:p/>
        </draw:polygon>
        <draw:polygon draw:style-name="gr60" draw:text-style-name="P17" draw:layer="layout" svg:width="0.26cm" svg:height="0.165cm" svg:x="4.817cm" svg:y="26.261cm" svg:viewBox="0 0 261 166" draw:points="0,166 202,0 174,100 261,155">
          <text:p/>
        </draw:polygon>
        <draw:line draw:style-name="gr59" draw:text-style-name="P22" draw:layer="layout" svg:x1="4.78cm" svg:y1="24.823cm" svg:x2="9.322cm" svg:y2="21.734cm">
          <text:p/>
        </draw:line>
        <draw:polygon draw:style-name="gr60" draw:text-style-name="P17" draw:layer="layout" svg:width="0.251cm" svg:height="0.207cm" svg:x="9.224cm" svg:y="21.63cm" svg:viewBox="0 0 252 208" draw:points="252,0 93,208 98,105 0,71">
          <text:p/>
        </draw:polygon>
        <draw:frame draw:style-name="gr64" draw:text-style-name="P24" draw:layer="layout" svg:width="5.565cm" svg:height="0.81cm" svg:x="23.451cm" svg:y="2.349cm">
          <draw:text-box>
            <text:p text:style-name="P23"><text:span text:style-name="T4">Monasca Client </text:span><text:span text:style-name="T4">(CLI)</text:span></text:p>
          </draw:text-box>
        </draw:frame>
        <draw:frame draw:style-name="gr65" draw:text-style-name="P24" draw:layer="layout" svg:width="6.001cm" svg:height="1.619cm" svg:x="7.654cm" svg:y="1.802cm">
          <draw:text-box>
            <text:p text:style-name="P23"><text:span text:style-name="T4">Horizon,</text:span></text:p>
            <text:p text:style-name="P23"><text:span text:style-name="T4">Monitoring </text:span><text:span text:style-name="T4">Dashboard</text:span></text:p>
          </draw:text-box>
        </draw:frame>
        <draw:frame draw:style-name="gr66" draw:text-style-name="P24" draw:layer="layout" svg:width="3.66cm" svg:height="1.619cm" svg:x="38.532cm" svg:y="0.018cm">
          <draw:text-box>
            <text:p text:style-name="P23"><text:span text:style-name="T4">System being</text:span></text:p>
            <text:p text:style-name="P23"><text:span text:style-name="T4">monitored</text:span></text:p>
          </draw:text-box>
        </draw:frame>
        <draw:frame draw:style-name="gr67" draw:text-style-name="P24" draw:layer="layout" svg:width="4.159cm" svg:height="0.81cm" svg:x="38.207cm" svg:y="2.188cm">
          <draw:text-box>
            <text:p text:style-name="P23"><text:span text:style-name="T4">Monasca Agent</text:span></text:p>
          </draw:text-box>
        </draw:frame>
        <draw:frame draw:style-name="gr68" draw:text-style-name="P24" draw:layer="layout" svg:width="5.124cm" svg:height="0.81cm" svg:x="7.233cm" svg:y="20.169cm">
          <draw:text-box>
            <text:p text:style-name="P23"><text:span text:style-name="T4">Notification Engine</text:span></text:p>
          </draw:text-box>
        </draw:frame>
        <draw:frame draw:style-name="gr72" draw:text-style-name="P24" draw:layer="layout" svg:width="4.752cm" svg:height="0.81cm" svg:x="18.13cm" svg:y="20.169cm">
          <draw:text-box>
            <text:p text:style-name="P23"><text:span text:style-name="T4">Threshold Engine</text:span></text:p>
          </draw:text-box>
        </draw:frame>
        <draw:frame draw:style-name="gr69" draw:text-style-name="P24" draw:layer="layout" svg:width="3.685cm" svg:height="1.619cm" svg:x="0.722cm" svg:y="26.258cm">
          <draw:text-box>
            <text:p text:style-name="P23"><text:span text:style-name="T4">Configuration</text:span></text:p>
            <text:p text:style-name="P23"><text:span text:style-name="T4">Database</text:span></text:p>
          </draw:text-box>
        </draw:frame>
        <draw:frame draw:style-name="gr70" draw:text-style-name="P24" draw:layer="layout" svg:width="4.295cm" svg:height="1.619cm" svg:x="22.996cm" svg:y="14.079cm">
          <draw:text-box>
            <text:p text:style-name="P23"><text:span text:style-name="T4">Message Queue</text:span></text:p>
            <text:p text:style-name="P23"><text:span text:style-name="T4">&lt;&lt;Kafka&gt;&gt;</text:span></text:p>
          </draw:text-box>
        </draw:frame>
        <draw:frame draw:style-name="gr71" draw:text-style-name="P25" draw:layer="layout" svg:width="16.637cm" svg:height="1.651cm" svg:x="16.747cm" svg:y="9.144cm">
          <draw:text-box>
            <text:p text:style-name="P23"><text:span text:style-name="T1">Monasca </text:span><text:span text:style-name="T1">API</text:span></text:p>
          </draw:text-box>
        </draw:frame>
      </draw:page>
      <draw:page draw:name="page9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3">Horizon,</text:span></text:p>
            <text:p text:style-name="P3"><text:span text:style-name="T3">Monitoring </text:span><text:span text:style-name="T3">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3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3">Threshold Engine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3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3">Message Queue</text:span></text:p>
            <text:p text:style-name="P3"><text:span text:style-name="T3">&lt;&lt;Kafka&gt;&gt;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3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10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8.31cm" svg:y1="15.737cm" svg:x2="41.746cm" svg:y2="19.258cm">
          <text:p/>
        </draw:line>
        <draw:polygon draw:style-name="gr60" draw:text-style-name="P8" draw:layer="layout" svg:width="0.26cm" svg:height="0.159cm" svg:x="41.665cm" svg:y="19.163cm" svg:viewBox="0 0 261 160" draw:points="261,143 0,160 81,96 42,0">
          <text:p/>
        </draw:polygon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3">Horizon,</text:span></text:p>
            <text:p text:style-name="P3"><text:span text:style-name="T3">Monitoring </text:span><text:span text:style-name="T3">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3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3">Threshold Engine</text:span></text:p>
          </draw:text-box>
        </draw:frame>
        <draw:frame draw:style-name="gr74" draw:text-style-name="P9" draw:layer="layout" svg:width="2.407cm" svg:height="0.81cm" svg:x="40.862cm" svg:y="20.169cm">
          <draw:text-box>
            <text:p text:style-name="P3"><text:span text:style-name="T3">Persister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3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3">Message Queue</text:span></text:p>
            <text:p text:style-name="P3"><text:span text:style-name="T3">&lt;&lt;Kafka&gt;&gt;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3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  <draw:page draw:name="page11" draw:style-name="dp1" draw:master-page-name="Default">
        <draw:path draw:style-name="gr57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7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25.065cm" svg:y1="3.982cm" svg:x2="25.065cm" svg:y2="8.613cm">
          <text:p/>
        </draw:line>
        <draw:polygon draw:style-name="gr60" draw:text-style-name="P8" draw:layer="layout" svg:width="0.164cm" svg:height="0.247cm" svg:x="26.018cm" svg:y="2.63cm" svg:viewBox="0 0 165 248" draw:points="83,0 165,248 83,186 0,248">
          <text:p/>
        </draw:polygon>
        <draw:polygon draw:style-name="gr60" draw:text-style-name="P12" draw:layer="layout" svg:width="0.164cm" svg:height="0.247cm" svg:x="24.983cm" svg:y="8.551cm" svg:viewBox="0 0 165 248" draw:points="83,248 0,0 83,62 165,0">
          <text:p/>
        </draw:polygon>
        <draw:path draw:style-name="gr57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1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7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8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7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723cm" svg:y="25.382cm" svg:viewBox="0 0 4763 901" svg:d="M0 0c0 1201 4763 1201 4763 0">
          <text:p/>
        </draw:path>
        <draw:path draw:style-name="gr57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37cm" svg:y="25.03cm" svg:viewBox="0 0 4763 901" svg:d="M0 0c0 1201 4763 1201 4763 0">
          <text:p/>
        </draw:path>
        <draw:path draw:style-name="gr57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0.018cm" svg:y="24.677cm" svg:viewBox="0 0 4763 901" svg:d="M0 0c0 1201 4763 1201 4763 0">
          <text:p/>
        </draw:path>
        <draw:path draw:style-name="gr57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4.762cm" svg:height="5.926cm" svg:x="46.937cm" svg:y="24.1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867cm" svg:y="24.077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867cm" svg:y="25.277cm" svg:viewBox="0 0 4763 901" svg:d="M0 0c0 1201 4763 1201 4763 0">
          <text:p/>
        </draw:path>
        <draw:path draw:style-name="gr57" draw:text-style-name="P5" draw:layer="layout" svg:width="4.762cm" svg:height="5.926cm" svg:x="46.584cm" svg:y="23.83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514cm" svg:y="23.724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514cm" svg:y="24.924cm" svg:viewBox="0 0 4763 901" svg:d="M0 0c0 1201 4763 1201 4763 0">
          <text:p/>
        </draw:path>
        <draw:path draw:style-name="gr57" draw:text-style-name="P5" draw:layer="layout" svg:width="4.762cm" svg:height="5.926cm" svg:x="46.232cm" svg:y="23.477cm" svg:viewBox="0 0 4763 5927" svg:d="M0 1200c0-1600 4763-1600 4763 0v3528c0 1599-4763 1599-4763 0z">
          <text:p/>
        </draw:path>
        <draw:path draw:style-name="gr58" draw:text-style-name="P6" draw:layer="layout" svg:width="4.762cm" svg:height="5.926cm" svg:x="46.161cm" svg:y="23.372cm" svg:viewBox="0 0 4763 5927" svg:d="M0 1200c0-1600 4763-1600 4763 0v3528c0 1599-4763 1599-4763 0z">
          <text:p/>
        </draw:path>
        <draw:path draw:style-name="gr62" draw:text-style-name="P7" draw:layer="layout" svg:width="4.762cm" svg:height="0.9cm" svg:x="46.161cm" svg:y="24.571cm" svg:viewBox="0 0 4763 901" svg:d="M0 0c0 1201 4763 1201 4763 0">
          <text:p/>
        </draw:path>
        <draw:line draw:style-name="gr59" draw:text-style-name="P11" draw:layer="layout" svg:x1="10.418cm" svg:y1="3.982cm" svg:x2="10.391cm" svg:y2="8.614cm">
          <text:p/>
        </draw:line>
        <draw:polygon draw:style-name="gr60" draw:text-style-name="P8" draw:layer="layout" svg:width="0.164cm" svg:height="0.247cm" svg:x="10.334cm" svg:y="3.797cm" svg:viewBox="0 0 165 248" draw:points="84,0 165,248 83,186 0,247">
          <text:p/>
        </draw:polygon>
        <draw:polygon draw:style-name="gr60" draw:text-style-name="P12" draw:layer="layout" svg:width="0.165cm" svg:height="0.247cm" svg:x="10.309cm" svg:y="8.55cm" svg:viewBox="0 0 166 248" draw:points="82,248 0,0 83,62 166,1">
          <text:p/>
        </draw:polygon>
        <draw:path draw:style-name="gr57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8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9" draw:text-style-name="P11" draw:layer="layout" svg:x1="40.13cm" svg:y1="3.263cm" svg:x2="40.095cm" svg:y2="8.719cm">
          <text:p/>
        </draw:line>
        <draw:polygon draw:style-name="gr60" draw:text-style-name="P12" draw:layer="layout" svg:width="0.164cm" svg:height="0.247cm" svg:x="40.013cm" svg:y="8.656cm" svg:viewBox="0 0 165 248" draw:points="81,248 0,0 82,62 165,1">
          <text:p/>
        </draw:polygon>
        <draw:line draw:style-name="gr59" draw:text-style-name="P7" draw:layer="layout" svg:x1="48.56cm" svg:y1="23.373cm" svg:x2="40.255cm" svg:y2="11.245cm">
          <text:p/>
        </draw:line>
        <draw:polygon draw:style-name="gr60" draw:text-style-name="P12" draw:layer="layout" svg:width="0.207cm" svg:height="0.25cm" svg:x="40.151cm" svg:y="11.092cm" svg:viewBox="0 0 208 251" draw:points="0,0 208,158 105,153 72,251">
          <text:p/>
        </draw:polygon>
        <draw:line draw:style-name="gr59" draw:text-style-name="P7" draw:layer="layout" svg:x1="4.046cm" svg:y1="23.279cm" svg:x2="10.287cm" svg:y2="11.294cm">
          <text:p/>
        </draw:line>
        <draw:polygon draw:style-name="gr60" draw:text-style-name="P8" draw:layer="layout" svg:width="0.187cm" svg:height="0.257cm" svg:x="3.96cm" svg:y="23.185cm" svg:viewBox="0 0 188 258" draw:points="0,258 41,0 86,93 188,76">
          <text:p/>
        </draw:polygon>
        <draw:polygon draw:style-name="gr60" draw:text-style-name="P8" draw:layer="layout" svg:width="0.187cm" svg:height="0.257cm" svg:x="10.184cm" svg:y="11.13cm" svg:viewBox="0 0 188 258" draw:points="188,0 147,258 102,165 0,182">
          <text:p/>
        </draw:polygon>
        <draw:line draw:style-name="gr59" draw:text-style-name="P7" draw:layer="layout" svg:x1="25.065cm" svg:y1="13.516cm" svg:x2="25.065cm" svg:y2="11.178cm">
          <text:p/>
        </draw:line>
        <draw:polygon draw:style-name="gr60" draw:text-style-name="P8" draw:layer="layout" svg:width="0.164cm" svg:height="0.247cm" svg:x="24.983cm" svg:y="13.454cm" svg:viewBox="0 0 165 248" draw:points="83,248 0,0 83,62 165,0">
          <text:p/>
        </draw:polygon>
        <draw:polygon draw:style-name="gr60" draw:text-style-name="P12" draw:layer="layout" svg:width="0.164cm" svg:height="0.247cm" svg:x="24.983cm" svg:y="10.993cm" svg:viewBox="0 0 165 248" draw:points="83,0 165,248 83,186 0,248">
          <text:p/>
        </draw:polygon>
        <draw:line draw:style-name="gr63" draw:text-style-name="P7" draw:layer="layout" svg:x1="21.82cm" svg:y1="15.811cm" svg:x2="9.723cm" svg:y2="19.254cm">
          <text:p/>
        </draw:line>
        <draw:line draw:style-name="gr59" draw:text-style-name="P7" draw:layer="layout" svg:x1="28.31cm" svg:y1="15.737cm" svg:x2="41.746cm" svg:y2="19.258cm">
          <text:p/>
        </draw:line>
        <draw:polygon draw:style-name="gr60" draw:text-style-name="P8" draw:layer="layout" svg:width="0.26cm" svg:height="0.159cm" svg:x="41.665cm" svg:y="19.163cm" svg:viewBox="0 0 261 160" draw:points="261,143 0,160 81,96 42,0">
          <text:p/>
        </draw:polygon>
        <draw:line draw:style-name="gr59" draw:text-style-name="P7" draw:layer="layout" svg:x1="23.678cm" svg:y1="16.187cm" svg:x2="20.502cm" svg:y2="19.162cm">
          <text:p/>
        </draw:line>
        <draw:polygon draw:style-name="gr60" draw:text-style-name="P8" draw:layer="layout" svg:width="0.236cm" svg:height="0.229cm" svg:x="23.575cm" svg:y="16.061cm" svg:viewBox="0 0 237 230" draw:points="237,0 113,230 102,127 0,109">
          <text:p/>
        </draw:polygon>
        <draw:polygon draw:style-name="gr60" draw:text-style-name="P8" draw:layer="layout" svg:width="0.236cm" svg:height="0.229cm" svg:x="20.367cm" svg:y="19.059cm" svg:viewBox="0 0 237 230" draw:points="0,230 124,0 136,103 237,120">
          <text:p/>
        </draw:polygon>
        <draw:line draw:style-name="gr59" draw:text-style-name="P7" draw:layer="layout" svg:x1="17.146cm" svg:y1="21.688cm" svg:x2="4.99cm" svg:y2="26.361cm">
          <text:p/>
        </draw:line>
        <draw:polygon draw:style-name="gr60" draw:text-style-name="P8" draw:layer="layout" svg:width="0.26cm" svg:height="0.165cm" svg:x="17.058cm" svg:y="21.622cm" svg:viewBox="0 0 261 166" draw:points="261,0 59,166 87,67 0,12">
          <text:p/>
        </draw:polygon>
        <draw:polygon draw:style-name="gr60" draw:text-style-name="P8" draw:layer="layout" svg:width="0.26cm" svg:height="0.165cm" svg:x="4.817cm" svg:y="26.261cm" svg:viewBox="0 0 261 166" draw:points="0,166 202,0 174,100 261,155">
          <text:p/>
        </draw:polygon>
        <draw:line draw:style-name="gr59" draw:text-style-name="P7" draw:layer="layout" svg:x1="4.78cm" svg:y1="24.823cm" svg:x2="9.322cm" svg:y2="21.734cm">
          <text:p/>
        </draw:line>
        <draw:polygon draw:style-name="gr60" draw:text-style-name="P8" draw:layer="layout" svg:width="0.251cm" svg:height="0.207cm" svg:x="9.224cm" svg:y="21.63cm" svg:viewBox="0 0 252 208" draw:points="252,0 93,208 98,105 0,71">
          <text:p/>
        </draw:polygon>
        <draw:line draw:style-name="gr59" draw:text-style-name="P7" draw:layer="layout" svg:x1="43.724cm" svg:y1="21.608cm" svg:x2="46.679cm" svg:y2="23.533cm">
          <text:p/>
        </draw:line>
        <draw:polygon draw:style-name="gr60" draw:text-style-name="P8" draw:layer="layout" svg:width="0.252cm" svg:height="0.204cm" svg:x="46.581cm" svg:y="23.429cm" svg:viewBox="0 0 253 205" draw:points="253,205 0,139 97,103 90,0">
          <text:p/>
        </draw:polygon>
        <draw:path draw:style-name="gr57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57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58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59" draw:text-style-name="P7" draw:layer="layout" svg:x1="26.606cm" svg:y1="16.178cm" svg:x2="30.221cm" svg:y2="19.207cm">
          <text:p/>
        </draw:line>
        <draw:polygon draw:style-name="gr60" draw:text-style-name="P8" draw:layer="layout" svg:width="0.242cm" svg:height="0.222cm" svg:x="26.464cm" svg:y="16.059cm" svg:viewBox="0 0 243 223" draw:points="0,0 243,96 143,119 137,223">
          <text:p/>
        </draw:polygon>
        <draw:polygon draw:style-name="gr60" draw:text-style-name="P8" draw:layer="layout" svg:width="0.242cm" svg:height="0.222cm" svg:x="30.119cm" svg:y="19.103cm" svg:viewBox="0 0 243 223" draw:points="243,223 0,127 101,103 106,0">
          <text:p/>
        </draw:polygon>
        <draw:line draw:style-name="gr59" draw:text-style-name="P7" draw:layer="layout" svg:x1="5.486cm" svg:y1="27.147cm" svg:x2="29.292cm" svg:y2="21.658cm">
          <text:p/>
        </draw:line>
        <draw:polygon draw:style-name="gr60" draw:text-style-name="P8" draw:layer="layout" svg:width="0.259cm" svg:height="0.161cm" svg:x="29.212cm" svg:y="21.592cm" svg:viewBox="0 0 260 162" draw:points="260,25 37,162 79,67 0,0">
          <text:p/>
        </draw:polygon>
        <draw:frame draw:style-name="gr64" draw:text-style-name="P9" draw:layer="layout" svg:width="5.565cm" svg:height="0.81cm" svg:x="23.451cm" svg:y="2.349cm">
          <draw:text-box>
            <text:p text:style-name="P3"><text:span text:style-name="T3">Monasca Client </text:span><text:span text:style-name="T3">(CLI)</text:span></text:p>
          </draw:text-box>
        </draw:frame>
        <draw:frame draw:style-name="gr65" draw:text-style-name="P9" draw:layer="layout" svg:width="5.996cm" svg:height="1.619cm" svg:x="7.654cm" svg:y="1.802cm">
          <draw:text-box>
            <text:p text:style-name="P3"><text:span text:style-name="T3">Horizon,</text:span></text:p>
            <text:p text:style-name="P3"><text:span text:style-name="T3">Monitoring </text:span><text:span text:style-name="T3">Dashboard</text:span></text:p>
          </draw:text-box>
        </draw:frame>
        <draw:frame draw:style-name="gr66" draw:text-style-name="P9" draw:layer="layout" svg:width="3.651cm" svg:height="1.619cm" svg:x="38.532cm" svg:y="0.018cm">
          <draw:text-box>
            <text:p text:style-name="P3"><text:span text:style-name="T3">System being</text:span></text:p>
            <text:p text:style-name="P3"><text:span text:style-name="T3">monitored</text:span></text:p>
          </draw:text-box>
        </draw:frame>
        <draw:frame draw:style-name="gr67" draw:text-style-name="P9" draw:layer="layout" svg:width="4.159cm" svg:height="0.81cm" svg:x="38.207cm" svg:y="2.188cm">
          <draw:text-box>
            <text:p text:style-name="P3"><text:span text:style-name="T3">Monasca Agent</text:span></text:p>
          </draw:text-box>
        </draw:frame>
        <draw:frame draw:style-name="gr68" draw:text-style-name="P9" draw:layer="layout" svg:width="5.124cm" svg:height="0.81cm" svg:x="7.233cm" svg:y="20.169cm">
          <draw:text-box>
            <text:p text:style-name="P3"><text:span text:style-name="T3">Notification Engine</text:span></text:p>
          </draw:text-box>
        </draw:frame>
        <draw:frame draw:style-name="gr72" draw:text-style-name="P9" draw:layer="layout" svg:width="4.752cm" svg:height="0.81cm" svg:x="18.13cm" svg:y="20.169cm">
          <draw:text-box>
            <text:p text:style-name="P3"><text:span text:style-name="T3">Threshold Engine</text:span></text:p>
          </draw:text-box>
        </draw:frame>
        <draw:frame draw:style-name="gr74" draw:text-style-name="P9" draw:layer="layout" svg:width="2.407cm" svg:height="0.81cm" svg:x="40.862cm" svg:y="20.169cm">
          <draw:text-box>
            <text:p text:style-name="P3"><text:span text:style-name="T3">Persister</text:span></text:p>
          </draw:text-box>
        </draw:frame>
        <draw:frame draw:style-name="gr69" draw:text-style-name="P9" draw:layer="layout" svg:width="3.685cm" svg:height="1.619cm" svg:x="0.722cm" svg:y="26.258cm">
          <draw:text-box>
            <text:p text:style-name="P3"><text:span text:style-name="T2">Configuration</text:span></text:p>
            <text:p text:style-name="P3"><text:span text:style-name="T3">Database</text:span></text:p>
          </draw:text-box>
        </draw:frame>
        <draw:frame draw:style-name="gr70" draw:text-style-name="P9" draw:layer="layout" svg:width="4.295cm" svg:height="1.619cm" svg:x="22.996cm" svg:y="14.079cm">
          <draw:text-box>
            <text:p text:style-name="P3"><text:span text:style-name="T3">Message Queue</text:span></text:p>
            <text:p text:style-name="P3"><text:span text:style-name="T3">&lt;&lt;Kafka&gt;&gt;</text:span></text:p>
          </draw:text-box>
        </draw:frame>
        <draw:frame draw:style-name="gr75" draw:text-style-name="P9" draw:layer="layout" svg:width="3.943cm" svg:height="1.619cm" svg:x="46.679cm" svg:y="26.258cm">
          <draw:text-box>
            <text:p text:style-name="P3"><text:span text:style-name="T3">Measurements</text:span></text:p>
            <text:p text:style-name="P3"><text:span text:style-name="T3">Database</text:span></text:p>
          </draw:text-box>
        </draw:frame>
        <draw:frame draw:style-name="gr73" draw:text-style-name="P9" draw:layer="layout" svg:width="4.773cm" svg:height="0.81cm" svg:x="28.92cm" svg:y="20.169cm">
          <draw:text-box>
            <text:p text:style-name="P3"><text:span text:style-name="T3">Transform Engine</text:span></text:p>
          </draw:text-box>
        </draw:frame>
        <draw:frame draw:style-name="gr71" draw:text-style-name="P4" draw:layer="layout" svg:width="16.637cm" svg:height="1.651cm" svg:x="16.747cm" svg:y="9.144cm">
          <draw:text-box>
            <text:p text:style-name="P3"><text:span text:style-name="T1">Monasca </text:span><text:span text:style-name="T1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ae8fc" draw:end-color="#7ea6e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1.717cm" fo:page-height="30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4T18:46:07.221268935</dc:date>
    <meta:editing-duration>PT39M3S</meta:editing-duration>
    <meta:editing-cycles>8</meta:editing-cycles>
    <meta:generator>LibreOffice/6.0.0.3$Linux_X86_64 LibreOffice_project/00m0$Build-3</meta:generator>
    <dc:creator>Grassler Johannes</dc:creator>
    <meta:document-statistic meta:object-count="599"/>
  </office:meta>
</office:document-meta>
</file>